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2d3" officeooo:paragraph-rsid="0015a2d3"/>
    </style:style>
    <style:style style:name="P2" style:family="paragraph" style:parent-style-name="Standard">
      <style:text-properties officeooo:rsid="00168187" officeooo:paragraph-rsid="00168187"/>
    </style:style>
    <style:style style:name="P3" style:family="paragraph" style:parent-style-name="Standard">
      <style:text-properties officeooo:rsid="00176590" officeooo:paragraph-rsid="001765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In function 'platform_optee':</text:p>
      <text:p text:style-name="P1">core/arch/arm/kernel/thread.c:584:24: warning: return makes pointer from integer without a cast [-Wint-conversion]</text:p>
      <text:p text:style-name="P1"><text:s text:c="17"/>return -1;</text:p>
      <text:p text:style-name="P1"><text:s text:c="24"/>^</text:p>
      <text:p text:style-name="P1">core/arch/arm/kernel/thread.c:585:11: warning: ISO C90 forbids mixed declarations and code [-Wdeclaration-after-statement]</text:p>
      <text:p text:style-name="P1"><text:s text:c="11"/>enum user_ta_prop_type *type;</text:p>
      <text:p text:style-name="P1"><text:s text:c="11"/>^~~~</text:p>
      <text:p text:style-name="P1">core/arch/arm/kernel/thread.c:586:15: error: implicit declaration of function 'syscall_get_property_name_to_index' [-Werror=implicit-function-declaration]</text:p>
      <text:p text:style-name="P1"><text:s text:c="9"/>res = syscall_get_property_name_to_index((unsigned long)h, name,</text:p>
      <text:p text:style-name="P1"><text:s text:c="15"/>^~~~~~~~~~~~~~~~~~~~~~~~~~~~~~~~~~</text:p>
      <text:p text:style-name="P1">core/arch/arm/kernel/thread.c:586:9: warning: nested extern declaration of 'syscall_get_property_name_to_index' [-Wnested-externs]</text:p>
      <text:p text:style-name="P1"><text:s text:c="9"/>res = syscall_get_property_name_to_index((unsigned long)h, name,</text:p>
      <text:p text:style-name="P1"><text:s text:c="9"/>^~~</text:p>
      <text:p text:style-name="P1">core/arch/arm/kernel/thread.c:589:32: warning: return makes pointer from integer without a cast [-Wint-conversion]</text:p>
      <text:p text:style-name="P1"><text:s text:c="25"/>return res;</text:p>
      <text:p text:style-name="P1"><text:s text:c="32"/>^~~</text:p>
      <text:p text:style-name="P1">core/arch/arm/kernel/thread.c:590:15: error: implicit declaration of function 'syscall_get_property' [-Werror=implicit-function-declaration]</text:p>
      <text:p text:style-name="P1"><text:s text:c="9"/>res = syscall_get_property((unsigned long)h, index, NULL, NULL,</text:p>
      <text:p text:style-name="P1"><text:s text:c="15"/>^~~~~~~~~~~~~~~~~~~~</text:p>
      <text:p text:style-name="P1">core/arch/arm/kernel/thread.c:590:9: warning: nested extern declaration of 'syscall_get_property' [-Wnested-externs]</text:p>
      <text:p text:style-name="P1"><text:s text:c="9"/>res = syscall_get_property((unsigned long)h, index, NULL, NULL,</text:p>
      <text:p text:style-name="P1"><text:s text:c="9"/>^~~</text:p>
      <text:p text:style-name="P1">core/arch/arm/kernel/thread.c:593:32: warning: return makes pointer from integer without a cast [-Wint-conversion]</text:p>
      <text:p text:style-name="P1"><text:s text:c="25"/>return res;</text:p>
      <text:p text:style-name="P1"><text:s text:c="32"/>^~~</text:p>
      <text:p text:style-name="P1">core/arch/arm/kernel/thread.c:585:35: warning: unused variable 'type' [-Wunused-variable]</text:p>
      <text:p text:style-name="P1"><text:s text:c="11"/>enum user_ta_prop_type *type <text:s text:c="24"/>^~~~</text:p>
      <text:p text:style-name="P1"/>
      <text:p text:style-name="P1"/>
      <text:p text:style-name="P1"/>
      <text:p text:style-name="P1"/>
      <text:p text:style-name="P1"/>
      <text:p text:style-name="P1">warning: ISO C90 forbids mixed declarations and code [-Wdeclaration-after-statement]</text:p>
      <text:p text:style-name="P1"><text:s text:c="11"/>enum user_ta_prop_type *type;</text:p>
      <text:p text:style-name="P1"><text:s text:c="11"/>^~~~</text:p>
      <text:p text:style-name="P1">core/arch/arm/kernel/thread.c:587:68: warning: passing argument 2 of 'syscall_get_property_name_to_index' discards 'const' qualifier from pointer target type [-Wdiscarded-qualifiers]</text:p>
      <text:p text:style-name="P1"><text:s text:c="9"/>res = syscall_get_property_name_to_index((unsigned long)h, name,</text:p>
      <text:p text:style-name="P1"><text:s text:c="68"/>^~~~</text:p>
      <text:p text:style-name="P1">In file included from core/arch/arm/kernel/thread.c:35:0:</text:p>
      <text:p text:style-name="P1">core/include/tee/tee_svc.h:50:12: note: expected 'void *' but argument is of type 'const char *'</text:p>
      <text:p text:style-name="P1"><text:s/>TEE_Result syscall_get_property_name_to_index(unsigned long prop_set,</text:p>
      <text:p text:style-name="P1"><text:s text:c="12"/>^~~~~~~~~~~~~~~~~~~~~~~~~~~~~~~~~~</text:p>
      <text:p text:style-name="P1"><text:soft-page-break/>core/arch/arm/kernel/thread.c:592:46: warning: pointer targets in passing argument 6 of 'syscall_get_property' differ in signedness [-Wpointer-sign]</text:p>
      <text:p text:style-name="P1"><text:s text:c="41"/>buf, &amp;s, &amp;prop_type);</text:p>
      <text:p text:style-name="P1"><text:s text:c="46"/>^</text:p>
      <text:p text:style-name="P1">In file included from core/arch/arm/kernel/thread.c:35:0:</text:p>
      <text:p text:style-name="P1">core/include/tee/tee_svc.h:45:12: note: expected 'uint32_t * {aka unsigned int *}' but argument is of type 'int *'</text:p>
      <text:p text:style-name="P1"><text:s/>TEE_Result syscall_get_property(unsigned long prop_set,</text:p>
      <text:p text:style-name="P1"><text:s text:c="12"/>^~~~~~~~~~~~~~~~~~~~</text:p>
      <text:p text:style-name="P1">core/arch/arm/kernel/thread.c:586:35: warning: unused variable 'type' [-Wunused-variable]</text:p>
      <text:p text:style-name="P1"><text:s text:c="11"/>enum user_ta_prop_type *type;</text:p>
      <text:p text:style-name="P1"><text:s text:c="35"/>^~~~</text:p>
      <text:p text:style-name="P1">core/arch/arm/kernel/thread.c:579:20: warning: variable 'res' set but not used [-Wunused-but-set-variable]</text:p>
      <text:p text:style-name="P1"><text:s text:c="9"/>TEE_Result res;</text:p>
      <text:p text:style-name="P1"><text:s text:c="20"/>^~~</text:p>
      <text:p text:style-name="P1">... <text:s/>CC <text:s text:c="5"/>out/arm/core/arch/arm/kernel/abort.o</text:p>
      <text:p text:style-name="P1">In file included from core/arch/arm/kernel/abort.c:20:0:</text:p>
      <text:p text:style-name="P1">core/arch/arm/kernel/thread_private.h:213:14: warning: 'platform_optee' declared 'static' but never defined [-Wunused-function]</text:p>
      <text:p text:style-name="P1"><text:s/>static char* platform_optee(TEE_PropSetHandle h,const char *name);</text:p>
      <text:p text:style-name="P1"><text:s text:c="14"/>^~~~~~~~~~~~~~</text:p>
      <text:p text:style-name="P1"/>
      <text:p text:style-name="P1"/>
      <text:p text:style-name="P1"/>
      <text:p text:style-name="P2">Your handle thread_handle_votary_fast_smc called congrats anu!!!!!!!!!!: 0</text:p>
      <text:p text:style-name="P2">E/TC:0 <text:s text:c="2"/>assertion 'ct &gt;= 0 &amp;&amp; ct &lt; CFG_NUM_THREADS' failed at core/arch/arm/kernel/thread.c:872 &lt;thread_get_id&gt;</text:p>
      <text:p text:style-name="P2">E/TC:0 <text:s text:c="2"/>Panic at core/kernel/assert.c:28 &lt;_assert_break&gt;</text:p>
      <text:p text:style-name="P2">E/TC:0 <text:s text:c="2"/>Call stack:</text:p>
      <text:p text:style-name="P2">E/TC:0 <text:s text:c="3"/>0x000000000e10b4b4</text:p>
      <text:p text:style-name="P2">D/TC:0 <text:s text:c="2"/>unwind_stack_arm64:56 FP out of bounds 0xe150cd0</text:p>
      <text:p text:style-name="P2"/>
      <text:p text:style-name="P2"/>
      <text:p text:style-name="P2"/>
      <text:p text:style-name="P3">Your handle thread_handle_votary_fast_smc called congrats anu!!!!!!!!!!: 0</text:p>
      <text:p text:style-name="P3">I/TC: syscall_get_property_name_to_index is called</text:p>
      <text:p text:style-name="P3">E/TC:0 <text:s text:c="2"/>assertion 'ct &gt;= 0 &amp;&amp; ct &lt; CFG_NUM_THREADS' failed at core/arch/arm/kernel/thread.c:876 &lt;thread_get_id&gt;</text:p>
      <text:p text:style-name="P3">E/TC:0 <text:s text:c="2"/>Panic at core/kernel/assert.c:28 &lt;_assert_break&gt;</text:p>
      <text:p text:style-name="P3">E/TC:0 <text:s text:c="2"/>Call stack:</text:p>
      <text:p text:style-name="P3">E/TC:0 <text:s text:c="3"/>0x000000000e10b4e8</text:p>
      <text:p text:style-name="P3">D/TC:0 <text:s text:c="2"/>unwind_stack_arm64:56 FP out of bounds 0xe150c60</text:p>
      <text:p text:style-name="P3">soc_term: read fd 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51:46.739077912</meta:creation-date>
    <dc:date>2019-01-31T18:39:54.137907445</dc:date>
    <meta:editing-duration>PT1H43M24S</meta:editing-duration>
    <meta:editing-cycles>1</meta:editing-cycles>
    <meta:document-statistic meta:table-count="0" meta:image-count="0" meta:object-count="0" meta:page-count="2" meta:paragraph-count="69" meta:word-count="358" meta:character-count="4572" meta:non-whitespace-character-count="3588"/>
    <meta:generator>LibreOffice/4.2.8.2$Linux_X86_64 LibreOffice_project/420m0$Build-2</meta:generator>
  </office:meta>
</office:document-meta>
</file>